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automatic-styles/>
  <office:body>
    <office:spreadsheet>
      <table:table table:name="Budget 2024">
        <table:table-row>
          <table:table-cell office:value-type="string">
            <text:p>Kostenpost</text:p>
          </table:table-cell>
          <table:table-cell office:value-type="string">
            <text:p>Begroot 2024</text:p>
          </table:table-cell>
          <table:table-cell office:value-type="string">
            <text:p>Realisatie Q1</text:p>
          </table:table-cell>
          <table:table-cell office:value-type="string">
            <text:p>Realisatie Q2</text:p>
          </table:table-cell>
          <table:table-cell office:value-type="string">
            <text:p>Verschil</text:p>
          </table:table-cell>
        </table:table-row>
        <table:table-row>
          <table:table-cell office:value-type="string">
            <text:p>Personeelskosten</text:p>
          </table:table-cell>
          <table:table-cell office:value-type="string">
            <text:p>€104,690</text:p>
          </table:table-cell>
          <table:table-cell office:value-type="string">
            <text:p>€28,003</text:p>
          </table:table-cell>
          <table:table-cell office:value-type="string">
            <text:p>€23,727</text:p>
          </table:table-cell>
          <table:table-cell office:value-type="string">
            <text:p>€52,960</text:p>
          </table:table-cell>
        </table:table-row>
        <table:table-row>
          <table:table-cell office:value-type="string">
            <text:p>Huisvesting</text:p>
          </table:table-cell>
          <table:table-cell office:value-type="string">
            <text:p>€483,310</text:p>
          </table:table-cell>
          <table:table-cell office:value-type="string">
            <text:p>€129,963</text:p>
          </table:table-cell>
          <table:table-cell office:value-type="string">
            <text:p>€132,084</text:p>
          </table:table-cell>
          <table:table-cell office:value-type="string">
            <text:p>€221,263</text:p>
          </table:table-cell>
        </table:table-row>
        <table:table-row>
          <table:table-cell office:value-type="string">
            <text:p>ICT-infrastructuur</text:p>
          </table:table-cell>
          <table:table-cell office:value-type="string">
            <text:p>€147,880</text:p>
          </table:table-cell>
          <table:table-cell office:value-type="string">
            <text:p>€32,518</text:p>
          </table:table-cell>
          <table:table-cell office:value-type="string">
            <text:p>€49,791</text:p>
          </table:table-cell>
          <table:table-cell office:value-type="string">
            <text:p>€65,571</text:p>
          </table:table-cell>
        </table:table-row>
        <table:table-row>
          <table:table-cell office:value-type="string">
            <text:p>Externe inhuur</text:p>
          </table:table-cell>
          <table:table-cell office:value-type="string">
            <text:p>€252,319</text:p>
          </table:table-cell>
          <table:table-cell office:value-type="string">
            <text:p>€57,625</text:p>
          </table:table-cell>
          <table:table-cell office:value-type="string">
            <text:p>€59,283</text:p>
          </table:table-cell>
          <table:table-cell office:value-type="string">
            <text:p>€135,411</text:p>
          </table:table-cell>
        </table:table-row>
        <table:table-row>
          <table:table-cell office:value-type="string">
            <text:p>Opleidingen</text:p>
          </table:table-cell>
          <table:table-cell office:value-type="string">
            <text:p>€395,804</text:p>
          </table:table-cell>
          <table:table-cell office:value-type="string">
            <text:p>€99,916</text:p>
          </table:table-cell>
          <table:table-cell office:value-type="string">
            <text:p>€106,154</text:p>
          </table:table-cell>
          <table:table-cell office:value-type="string">
            <text:p>€189,734</text:p>
          </table:table-cell>
        </table:table-row>
        <table:table-row>
          <table:table-cell office:value-type="string">
            <text:p>Materieel</text:p>
          </table:table-cell>
          <table:table-cell office:value-type="string">
            <text:p>€243,279</text:p>
          </table:table-cell>
          <table:table-cell office:value-type="string">
            <text:p>€61,270</text:p>
          </table:table-cell>
          <table:table-cell office:value-type="string">
            <text:p>€54,926</text:p>
          </table:table-cell>
          <table:table-cell office:value-type="string">
            <text:p>€127,083</text:p>
          </table:table-cell>
        </table:table-row>
        <table:table-row>
          <table:table-cell office:value-type="string">
            <text:p>Communicatie</text:p>
          </table:table-cell>
          <table:table-cell office:value-type="string">
            <text:p>€265,409</text:p>
          </table:table-cell>
          <table:table-cell office:value-type="string">
            <text:p>€63,462</text:p>
          </table:table-cell>
          <table:table-cell office:value-type="string">
            <text:p>€92,478</text:p>
          </table:table-cell>
          <table:table-cell office:value-type="string">
            <text:p>€109,469</text:p>
          </table:table-cell>
        </table:table-row>
        <table:table-row>
          <table:table-cell office:value-type="string">
            <text:p>Onderzoek</text:p>
          </table:table-cell>
          <table:table-cell office:value-type="string">
            <text:p>€117,705</text:p>
          </table:table-cell>
          <table:table-cell office:value-type="string">
            <text:p>€29,855</text:p>
          </table:table-cell>
          <table:table-cell office:value-type="string">
            <text:p>€31,984</text:p>
          </table:table-cell>
          <table:table-cell office:value-type="string">
            <text:p>€55,8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meta>
    <meta:generator>ODFPY/1.4.1</meta:generator>
  </office:meta>
</office:document-meta>
</file>